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opatStreetCorner" style:family="table">
      <style:table-properties style:width="6.925in" table:align="margins"/>
    </style:style>
    <style:style style:name="StopatStreetCorner.A" style:family="table-column">
      <style:table-column-properties style:column-width="3.4625in" style:rel-column-width="32767*"/>
    </style:style>
    <style:style style:name="StopatStreetCorner.B" style:family="table-column">
      <style:table-column-properties style:column-width="3.4625in" style:rel-column-width="32768*"/>
    </style:style>
    <style:style style:name="StopatStreetCorner.A1" style:family="table-cell">
      <style:table-cell-properties fo:padding="0.0382in" fo:border-left="0.05pt solid #000000" fo:border-right="none" fo:border-top="0.05pt solid #000000" fo:border-bottom="0.05pt solid #000000"/>
    </style:style>
    <style:style style:name="StopatStreetCorner.B1" style:family="table-cell">
      <style:table-cell-properties fo:padding="0.0382in" fo:border="0.05pt solid #000000"/>
    </style:style>
    <style:style style:name="StopatStreetCorner.A2" style:family="table-cell">
      <style:table-cell-properties fo:padding="0.0382in" fo:border-left="0.05pt solid #000000" fo:border-right="none" fo:border-top="none" fo:border-bottom="0.05pt solid #000000"/>
    </style:style>
    <style:style style:name="StopatStreetCorner.B2" style:family="table-cell">
      <style:table-cell-properties fo:padding="0.0382in" fo:border-left="0.05pt solid #000000" fo:border-right="0.05pt solid #000000" fo:border-top="none" fo:border-bottom="0.05pt solid #000000"/>
    </style:style>
    <style:style style:name="AlertUserUseCase" style:family="table">
      <style:table-properties style:width="6.925in" table:align="margins"/>
    </style:style>
    <style:style style:name="AlertUserUseCase.A" style:family="table-column">
      <style:table-column-properties style:column-width="3.4625in" style:rel-column-width="32767*"/>
    </style:style>
    <style:style style:name="AlertUserUseCase.A1" style:family="table-cell">
      <style:table-cell-properties fo:padding="0.0382in" fo:border-left="0.05pt solid #000000" fo:border-right="none" fo:border-top="0.05pt solid #000000" fo:border-bottom="0.05pt solid #000000"/>
    </style:style>
    <style:style style:name="AlertUserUseCase.B1" style:family="table-cell">
      <style:table-cell-properties fo:padding="0.0382in" fo:border="0.05pt solid #000000"/>
    </style:style>
    <style:style style:name="AlertUserUseCase.A2" style:family="table-cell">
      <style:table-cell-properties fo:padding="0.0382in" fo:border-left="0.05pt solid #000000" fo:border-right="none" fo:border-top="none" fo:border-bottom="0.05pt solid #000000"/>
    </style:style>
    <style:style style:name="AlertUserUseCase.B2" style:family="table-cell">
      <style:table-cell-properties fo:padding="0.0382in" fo:border-left="0.05pt solid #000000" fo:border-right="0.05pt solid #000000" fo:border-top="none" fo:border-bottom="0.05pt solid #000000"/>
    </style:style>
    <style:style style:name="CrossSafelyUseCase" style:family="table">
      <style:table-properties style:width="6.925in" table:align="margins"/>
    </style:style>
    <style:style style:name="CrossSafelyUseCase.A" style:family="table-column">
      <style:table-column-properties style:column-width="3.4625in" style:rel-column-width="32767*"/>
    </style:style>
    <style:style style:name="CrossSafelyUseCase.A1" style:family="table-cell">
      <style:table-cell-properties fo:padding="0.0382in" fo:border-left="0.05pt solid #000000" fo:border-right="none" fo:border-top="0.05pt solid #000000" fo:border-bottom="0.05pt solid #000000"/>
    </style:style>
    <style:style style:name="CrossSafelyUseCase.B1" style:family="table-cell">
      <style:table-cell-properties fo:padding="0.0382in" fo:border="0.05pt solid #000000"/>
    </style:style>
    <style:style style:name="CrossSafelyUseCase.A2" style:family="table-cell">
      <style:table-cell-properties fo:padding="0.0382in" fo:border-left="0.05pt solid #000000" fo:border-right="none" fo:border-top="none" fo:border-bottom="0.05pt solid #000000"/>
    </style:style>
    <style:style style:name="CrossSafelyUseCas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173dfd" officeooo:paragraph-rsid="00173df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4" style:family="paragraph" style:parent-style-name="Table_20_Heading">
      <style:text-properties fo:font-size="18pt" officeooo:rsid="00173dfd" officeooo:paragraph-rsid="00173dfd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6" style:family="paragraph" style:parent-style-name="Table_20_Contents" style:list-style-name="L1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7" style:family="paragraph" style:parent-style-name="Table_20_Contents" style:list-style-name="L2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fo:font-size="18pt" officeooo:rsid="00185d15" officeooo:paragraph-rsid="00185d15" style:font-size-asian="15.75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font-size="18pt" officeooo:rsid="0019bf9c" officeooo:paragraph-rsid="0019bf9c" style:font-size-asian="15.75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fo:font-size="18pt" officeooo:rsid="001aacc4" officeooo:paragraph-rsid="001aacc4" style:font-size-asian="15.75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18pt" officeooo:rsid="001bb291" officeooo:paragraph-rsid="001bb291" style:font-size-asian="15.75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1d59fa" officeooo:paragraph-rsid="001d59fa" style:font-size-asian="15.75pt" style:font-size-complex="18pt"/>
    </style:style>
    <style:style style:name="P13" style:family="paragraph" style:parent-style-name="Table_20_Heading">
      <style:text-properties fo:font-size="18pt" officeooo:rsid="0019bf9c" officeooo:paragraph-rsid="0019bf9c" style:font-size-asian="15.75pt" style:font-size-complex="18pt"/>
    </style:style>
    <style:style style:name="P14" style:family="paragraph" style:parent-style-name="Table_20_Heading">
      <style:text-properties fo:font-size="18pt" officeooo:rsid="001bb291" officeooo:paragraph-rsid="001bb291" style:font-size-asian="15.75pt" style:font-size-complex="18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1aac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Map – Use Cases</text:p>
      <text:p text:style-name="P1"><text:span text:style-name="T1">Author: Alec Sherwood</text:span> </text:p>
      <text:p text:style-name="P1"/>
      <table:table table:name="StopatStreetCorner" table:style-name="StopatStreetCorner">
        <table:table-column table:style-name="StopatStreetCorner.A"/>
        <table:table-column table:style-name="StopatStreetCorner.B"/>
        <table:table-header-rows>
          <table:table-row>
            <table:table-cell table:style-name="StopatStreetCorner.A1" office:value-type="string">
              <text:p text:style-name="P4">Use Case </text:p>
            </table:table-cell>
            <table:table-cell table:style-name="StopatStreetCorner.B1" office:value-type="string">
              <text:p text:style-name="P4">Stop At Street Corner</text:p>
            </table:table-cell>
          </table:table-row>
        </table:table-header-rows>
        <table:table-row>
          <table:table-cell table:style-name="StopatStreetCorner.A2" office:value-type="string">
            <text:p text:style-name="P3">Primary Actor</text:p>
          </table:table-cell>
          <table:table-cell table:style-name="StopatStreetCorner.B2" office:value-type="string">
            <text:p text:style-name="P3">Visually Impaired Individual</text:p>
          </table:table-cell>
        </table:table-row>
        <table:table-row>
          <table:table-cell table:style-name="StopatStreetCorner.A2" office:value-type="string">
            <text:p text:style-name="P3">Secondary Actor</text:p>
          </table:table-cell>
          <table:table-cell table:style-name="StopatStreetCorner.B2" office:value-type="string">
            <text:p text:style-name="P3">Google API, Android Device</text:p>
          </table:table-cell>
        </table:table-row>
        <table:table-row>
          <table:table-cell table:style-name="StopatStreetCorner.A2" office:value-type="string">
            <text:p text:style-name="P3">Preconditions</text:p>
          </table:table-cell>
          <table:table-cell table:style-name="StopatStreetCorner.B2" office:value-type="string">
            <text:p text:style-name="P3">The Visually impaired individual must have location services enabled on their device. </text:p>
          </table:table-cell>
        </table:table-row>
        <table:table-row>
          <table:table-cell table:style-name="StopatStreetCorner.A2" office:value-type="string">
            <text:p text:style-name="P3">Trigger</text:p>
          </table:table-cell>
          <table:table-cell table:style-name="StopatStreetCorner.B2" office:value-type="string">
            <text:p text:style-name="P3">Actor opens the application</text:p>
          </table:table-cell>
        </table:table-row>
        <table:table-row>
          <table:table-cell table:style-name="StopatStreetCorner.A2" office:value-type="string">
            <text:p text:style-name="P3">Normal Flow</text:p>
          </table:table-cell>
          <table:table-cell table:style-name="StopatStreetCorner.B2" office:value-type="string">
            <text:list xml:id="list6719761094829659777" text:style-name="L1">
              <text:list-item>
                <text:p text:style-name="P6">Open application</text:p>
              </text:list-item>
              <text:list-item>
                <text:p text:style-name="P6">Begin walking towards desired location</text:p>
              </text:list-item>
              <text:list-item>
                <text:p text:style-name="P6">Become Notified when a street corner has been reached</text:p>
              </text:list-item>
              <text:list-item>
                <text:p text:style-name="P6">Stop walking</text:p>
              </text:list-item>
            </text:list>
          </table:table-cell>
        </table:table-row>
        <table:table-row>
          <table:table-cell table:style-name="StopatStreetCorner.A2" office:value-type="string">
            <text:p text:style-name="P3">Alternate Flow</text:p>
          </table:table-cell>
          <table:table-cell table:style-name="StopatStreetCorner.B2" office:value-type="string">
            <text:list xml:id="list2944795995703294687" text:style-name="L2">
              <text:list-item>
                <text:p text:style-name="P7">1 Cannot locate application on device</text:p>
                <text:p text:style-name="P7">1.2 Accessible through voice commands</text:p>
              </text:list-item>
            </text:list>
            <text:p text:style-name="P3"><text:s text:c="4"/>3.1 Application fails to notify user </text:p>
            <text:p text:style-name="P3"><text:s text:c="3"/>3.2 Application emits audible alert. <text:s text:c="7"/></text:p>
          </table:table-cell>
        </table:table-row>
        <table:table-row>
          <table:table-cell table:style-name="StopatStreetCorner.A2" office:value-type="string">
            <text:p text:style-name="P8">Post-conditions</text:p>
          </table:table-cell>
          <table:table-cell table:style-name="StopatStreetCorner.B2" office:value-type="string">
            <text:p text:style-name="P8">Legally blind individual has stopped at the corner and is unharmed</text:p>
          </table:table-cell>
        </table:table-row>
        <table:table-row>
          <table:table-cell table:style-name="StopatStreetCorner.A2" office:value-type="string">
            <text:p text:style-name="P8">Author</text:p>
          </table:table-cell>
          <table:table-cell table:style-name="StopatStreetCorner.B2" office:value-type="string">
            <text:p text:style-name="P8">Alec Sherwood</text:p>
          </table:table-cell>
        </table:table-row>
        <text:soft-page-break/>
        <table:table-row>
          <table:table-cell table:style-name="StopatStreetCorner.A2" office:value-type="string">
            <text:p text:style-name="P8">Revision Date</text:p>
          </table:table-cell>
          <table:table-cell table:style-name="StopatStreetCorner.B2" office:value-type="string">
            <text:p text:style-name="P8">5/27/15</text:p>
          </table:table-cell>
        </table:table-row>
      </table:table>
      <text:p text:style-name="P2"/>
      <table:table table:name="AlertUserUseCase" table:style-name="AlertUserUseCase">
        <table:table-column table:style-name="AlertUserUseCase.A" table:number-columns-repeated="2"/>
        <table:table-header-rows>
          <table:table-row>
            <table:table-cell table:style-name="AlertUserUseCase.A1" office:value-type="string">
              <text:p text:style-name="P13">Use Case</text:p>
            </table:table-cell>
            <table:table-cell table:style-name="AlertUserUseCase.B1" office:value-type="string">
              <text:p text:style-name="P13">Alert User</text:p>
            </table:table-cell>
          </table:table-row>
        </table:table-header-rows>
        <table:table-row>
          <table:table-cell table:style-name="AlertUserUseCase.A2" office:value-type="string">
            <text:p text:style-name="P9">Primary Actor</text:p>
          </table:table-cell>
          <table:table-cell table:style-name="AlertUserUseCase.B2" office:value-type="string">
            <text:p text:style-name="P9">Android Device</text:p>
          </table:table-cell>
        </table:table-row>
        <table:table-row>
          <table:table-cell table:style-name="AlertUserUseCase.A2" office:value-type="string">
            <text:p text:style-name="P9">Secondary Actor</text:p>
          </table:table-cell>
          <table:table-cell table:style-name="AlertUserUseCase.B2" office:value-type="string">
            <text:p text:style-name="P9">Visually impaired individual</text:p>
          </table:table-cell>
        </table:table-row>
        <table:table-row>
          <table:table-cell table:style-name="AlertUserUseCase.A2" office:value-type="string">
            <text:p text:style-name="P9">Preconditions</text:p>
          </table:table-cell>
          <table:table-cell table:style-name="AlertUserUseCase.B2" office:value-type="string">
            <text:p text:style-name="P9">Corner approaching</text:p>
          </table:table-cell>
        </table:table-row>
        <table:table-row>
          <table:table-cell table:style-name="AlertUserUseCase.A2" office:value-type="string">
            <text:p text:style-name="P9">Trigger</text:p>
          </table:table-cell>
          <table:table-cell table:style-name="AlertUserUseCase.B2" office:value-type="string">
            <text:p text:style-name="P9">Visually impaired individual has come within the threshold of a street corner</text:p>
          </table:table-cell>
        </table:table-row>
        <table:table-row>
          <table:table-cell table:style-name="AlertUserUseCase.A2" office:value-type="string">
            <text:p text:style-name="P9">`Normal Flow</text:p>
          </table:table-cell>
          <table:table-cell table:style-name="AlertUserUseCase.B2" office:value-type="string">
            <text:p text:style-name="P9">1. Confirm that the user is close to a street corner.</text:p>
            <text:p text:style-name="P9"/>
            <text:p text:style-name="P9">2. <text:span text:style-name="T2">Physical alert activated</text:span></text:p>
          </table:table-cell>
        </table:table-row>
        <table:table-row>
          <table:table-cell table:style-name="AlertUserUseCase.A2" office:value-type="string">
            <text:p text:style-name="P10">Alternate Flow</text:p>
          </table:table-cell>
          <table:table-cell table:style-name="AlertUserUseCase.B2" office:value-type="string">
            <text:p text:style-name="P10">1. Cannot Confirm</text:p>
            <text:p text:style-name="P10"><text:s text:c="4"/>1.1 Continue to normal flow 2</text:p>
            <text:p text:style-name="P10"/>
            <text:p text:style-name="P10">2 Physical Alert not taken </text:p>
            <text:p text:style-name="P10"><text:s text:c="4"/>2.2 Repeat physical alert </text:p>
            <text:p text:style-name="P10"><text:s text:c="4"/>2.3 Add auditory alert as well</text:p>
          </table:table-cell>
        </table:table-row>
        <table:table-row>
          <table:table-cell table:style-name="AlertUserUseCase.A2" office:value-type="string">
            <text:p text:style-name="P10">Post Conditions</text:p>
          </table:table-cell>
          <table:table-cell table:style-name="AlertUserUseCase.B2" office:value-type="string">
            <text:p text:style-name="P10">User is now notified that they are at a street crossing.</text:p>
          </table:table-cell>
        </table:table-row>
        <table:table-row>
          <table:table-cell table:style-name="AlertUserUseCase.A2" office:value-type="string">
            <text:p text:style-name="P10">Author</text:p>
          </table:table-cell>
          <table:table-cell table:style-name="AlertUserUseCase.B2" office:value-type="string">
            <text:p text:style-name="P10">Alec Sherwood</text:p>
          </table:table-cell>
        </table:table-row>
        <table:table-row>
          <table:table-cell table:style-name="AlertUserUseCase.A2" office:value-type="string">
            <text:p text:style-name="P10">Revision Date </text:p>
          </table:table-cell>
          <table:table-cell table:style-name="AlertUserUseCase.B2" office:value-type="string">
            <text:p text:style-name="P10">5/27/15</text:p>
          </table:table-cell>
        </table:table-row>
      </table:table>
      <text:p text:style-name="P2"/>
      <table:table table:name="CrossSafelyUseCase" table:style-name="CrossSafelyUseCase">
        <table:table-column table:style-name="CrossSafelyUseCase.A" table:number-columns-repeated="2"/>
        <table:table-header-rows>
          <table:table-row>
            <table:table-cell table:style-name="CrossSafelyUseCase.A1" office:value-type="string">
              <text:p text:style-name="P14">Use Case</text:p>
            </table:table-cell>
            <table:table-cell table:style-name="CrossSafelyUseCase.B1" office:value-type="string">
              <text:p text:style-name="P14">Cross Safely</text:p>
            </table:table-cell>
          </table:table-row>
        </table:table-header-rows>
        <table:table-row>
          <table:table-cell table:style-name="CrossSafelyUseCase.A2" office:value-type="string">
            <text:p text:style-name="P11">Primary Actor</text:p>
          </table:table-cell>
          <table:table-cell table:style-name="CrossSafelyUseCase.B2" office:value-type="string">
            <text:p text:style-name="P11">Visually impaired individual</text:p>
          </table:table-cell>
        </table:table-row>
        <table:table-row>
          <table:table-cell table:style-name="CrossSafelyUseCase.A2" office:value-type="string">
            <text:p text:style-name="P11">Secondary Actor</text:p>
          </table:table-cell>
          <table:table-cell table:style-name="CrossSafelyUseCase.B2" office:value-type="string">
            <text:p text:style-name="P11">Bluetooth Walk Signal</text:p>
          </table:table-cell>
        </table:table-row>
        <text:soft-page-break/>
        <table:table-row>
          <table:table-cell table:style-name="CrossSafelyUseCase.A2" office:value-type="string">
            <text:p text:style-name="P11">Preconditions</text:p>
          </table:table-cell>
          <table:table-cell table:style-name="CrossSafelyUseCase.B2" office:value-type="string">
            <text:p text:style-name="P11">The signal that has been reached is outfitted with the bluetooth technology needed to make the system function. </text:p>
          </table:table-cell>
        </table:table-row>
        <table:table-row>
          <table:table-cell table:style-name="CrossSafelyUseCase.A2" office:value-type="string">
            <text:p text:style-name="P11">Trigger</text:p>
          </table:table-cell>
          <table:table-cell table:style-name="CrossSafelyUseCase.B2" office:value-type="string">
            <text:p text:style-name="P11">User approaches street crossing</text:p>
          </table:table-cell>
        </table:table-row>
        <table:table-row>
          <table:table-cell table:style-name="CrossSafelyUseCase.A2" office:value-type="string">
            <text:p text:style-name="P11">Normal Flow</text:p>
          </table:table-cell>
          <table:table-cell table:style-name="CrossSafelyUseCase.B2" office:value-type="string">
            <text:p text:style-name="P11">Device communicates with traffic signal</text:p>
            <text:p text:style-name="P11"/>
            <text:p text:style-name="P11">Information is received from traffic signal about the composition of the intersection the amount of time before the light changes etc.</text:p>
            <text:p text:style-name="P11"/>
            <text:p text:style-name="P11">The mobile device relays this information</text:p>
            <text:p text:style-name="P11"/>
            <text:p text:style-name="P11">visually impaired individual acts accordingly</text:p>
          </table:table-cell>
        </table:table-row>
        <table:table-row>
          <table:table-cell table:style-name="CrossSafelyUseCase.A2" office:value-type="string">
            <text:p text:style-name="P11">Alternate Flow</text:p>
          </table:table-cell>
          <table:table-cell table:style-name="CrossSafelyUseCase.B2" office:value-type="string">
            <text:p text:style-name="P11">Unable to communicate with the traffic signal acts as if there was not a traffic signal. </text:p>
            <text:p text:style-name="P11"/>
            <text:p text:style-name="P11">Traffic signal is contacted but a response is not received as to when it is safe to cross. In which case the mobile device will act as if there were no special system in place. </text:p>
          </table:table-cell>
        </table:table-row>
        <table:table-row>
          <table:table-cell table:style-name="CrossSafelyUseCase.A2" office:value-type="string">
            <text:p text:style-name="P12">Post Conditons</text:p>
          </table:table-cell>
          <table:table-cell table:style-name="CrossSafelyUseCase.B2" office:value-type="string">
            <text:p text:style-name="P12">User has crossed the street <text:soft-page-break/>successfully. Without making his or her disability known. </text:p>
          </table:table-cell>
        </table:table-row>
        <table:table-row>
          <table:table-cell table:style-name="CrossSafelyUseCase.A2" office:value-type="string">
            <text:p text:style-name="P12">Author</text:p>
          </table:table-cell>
          <table:table-cell table:style-name="CrossSafelyUseCase.B2" office:value-type="string">
            <text:p text:style-name="P12">Alec Sherwood</text:p>
          </table:table-cell>
        </table:table-row>
        <table:table-row>
          <table:table-cell table:style-name="CrossSafelyUseCase.A2" office:value-type="string">
            <text:p text:style-name="P12">Revision Date</text:p>
          </table:table-cell>
          <table:table-cell table:style-name="CrossSafelyUseCase.B2" office:value-type="string">
            <text:p text:style-name="P12">5/27/1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28:02.003833567</meta:creation-date>
    <meta:editing-duration>PT36M32S</meta:editing-duration>
    <meta:editing-cycles>5</meta:editing-cycles>
    <meta:generator>LibreOffice/4.2.8.2$Linux_X86_64 LibreOffice_project/420m0$Build-2</meta:generator>
    <dc:date>2015-05-27T12:20:21.718712108</dc:date>
    <meta:document-statistic meta:table-count="3" meta:image-count="0" meta:object-count="0" meta:page-count="4" meta:paragraph-count="77" meta:word-count="351" meta:character-count="2230" meta:non-whitespace-character-count="1922"/>
  </office:meta>
</office:document-meta>
</file>